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.013077652" calcext:value-type="float">
            <text:p>0,013077652</text:p>
          </table:table-cell>
          <table:table-cell office:value-type="float" office:value="0.011624017" calcext:value-type="float">
            <text:p>0,011624017</text:p>
          </table:table-cell>
          <table:table-cell office:value-type="float" office:value="0.012497741" calcext:value-type="float">
            <text:p>0,012497741</text:p>
          </table:table-cell>
          <table:table-cell office:value-type="float" office:value="0.012650222" calcext:value-type="float">
            <text:p>0,012650222</text:p>
          </table:table-cell>
          <table:table-cell office:value-type="float" office:value="0.011628101" calcext:value-type="float">
            <text:p>0,011628101</text:p>
          </table:table-cell>
        </table:table-row>
        <table:table-row table:style-name="ro1">
          <table:table-cell office:value-type="float" office:value="0.010956406" calcext:value-type="float">
            <text:p>0,010956406</text:p>
          </table:table-cell>
          <table:table-cell office:value-type="float" office:value="0.011229045" calcext:value-type="float">
            <text:p>0,011229045</text:p>
          </table:table-cell>
          <table:table-cell office:value-type="float" office:value="0.010887775" calcext:value-type="float">
            <text:p>0,010887775</text:p>
          </table:table-cell>
          <table:table-cell office:value-type="float" office:value="0.010828333" calcext:value-type="float">
            <text:p>0,010828333</text:p>
          </table:table-cell>
          <table:table-cell office:value-type="float" office:value="0.011122073" calcext:value-type="float">
            <text:p>0,011122073</text:p>
          </table:table-cell>
        </table:table-row>
        <table:table-row table:style-name="ro1">
          <table:table-cell office:value-type="float" office:value="0.002944239" calcext:value-type="float">
            <text:p>0,002944239</text:p>
          </table:table-cell>
          <table:table-cell office:value-type="float" office:value="0.002783253" calcext:value-type="float">
            <text:p>0,002783253</text:p>
          </table:table-cell>
          <table:table-cell office:value-type="float" office:value="0.002890227" calcext:value-type="float">
            <text:p>0,002890227</text:p>
          </table:table-cell>
          <table:table-cell office:value-type="float" office:value="0.002949588" calcext:value-type="float">
            <text:p>0,002949588</text:p>
          </table:table-cell>
          <table:table-cell office:value-type="float" office:value="0.002874584" calcext:value-type="float">
            <text:p>0,0028745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MIN([.A1:.A2])/[.A3]" office:value-type="float" office:value="3.72130319583431" calcext:value-type="float">
            <text:p>3,7213031958</text:p>
          </table:table-cell>
          <table:table-cell table:formula="of:=MIN([.B1:.B2])/[.B3]" office:value-type="float" office:value="4.0345038701117" calcext:value-type="float">
            <text:p>4,0345038701</text:p>
          </table:table-cell>
          <table:table-cell table:formula="of:=MIN([.C1:.C2])/[.C3]" office:value-type="float" office:value="3.76710030042623" calcext:value-type="float">
            <text:p>3,7671003004</text:p>
          </table:table-cell>
          <table:table-cell table:formula="of:=MIN([.D1:.D2])/[.D3]" office:value-type="float" office:value="3.67113407024981" calcext:value-type="float">
            <text:p>3,6711340702</text:p>
          </table:table-cell>
          <table:table-cell table:formula="of:=MIN([.E1:.E2])/[.E3]" office:value-type="float" office:value="3.86910697339163" calcext:value-type="float">
            <text:p>3,8691069734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float" office:value="0.001169226" calcext:value-type="float">
            <text:p>0,001169226</text:p>
          </table:table-cell>
          <table:table-cell office:value-type="float" office:value="0.001089896" calcext:value-type="float">
            <text:p>0,001089896</text:p>
          </table:table-cell>
          <table:table-cell table:number-columns-repeated="3"/>
        </table:table-row>
        <table:table-row table:style-name="ro1">
          <table:table-cell office:value-type="float" office:value="0.001128603" calcext:value-type="float">
            <text:p>0,001128603</text:p>
          </table:table-cell>
          <table:table-cell office:value-type="float" office:value="0.001005566" calcext:value-type="float">
            <text:p>0,001005566</text:p>
          </table:table-cell>
          <table:table-cell table:number-columns-repeated="3"/>
        </table:table-row>
        <table:table-row table:style-name="ro1">
          <table:table-cell office:value-type="float" office:value="0.003276748" calcext:value-type="float">
            <text:p>0,003276748</text:p>
          </table:table-cell>
          <table:table-cell office:value-type="float" office:value="0.003003863" calcext:value-type="float">
            <text:p>0,00300386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formula="of:=MIN([.A11:.A12])/[.A13]" office:value-type="float" office:value="0.34442776801878" calcext:value-type="float">
            <text:p>0,344427768</text:p>
          </table:table-cell>
          <table:table-cell table:formula="of:=MIN([.B11:.B12])/[.B13]" office:value-type="float" office:value="0.334757610450277" calcext:value-type="float">
            <text:p>0,33475761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8" loext:min-decimal-places="1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1:12:58.746910159</meta:creation-date>
    <dc:date>2016-05-18T11:32:22.340042645</dc:date>
    <meta:editing-duration>PT9M13S</meta:editing-duration>
    <meta:editing-cycles>1</meta:editing-cycles>
    <meta:document-statistic meta:table-count="1" meta:cell-count="28" meta:object-count="0"/>
    <meta:generator>LibreOffice/5.1.2.2$Linux_X86_64 LibreOffice_project/10m0$Build-2</meta:generator>
  </office:meta>
</office:document-meta>
</file>